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6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b5cea8" loext:opacity="100%"/>
    </style:style>
    <style:style style:name="T6" style:family="text">
      <style:text-properties fo:color="#4fc1ff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c586c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et</text:span> <text:span text:style-name="T2">symbol</text:span> <text:span text:style-name="T3">=</text:span> <text:span text:style-name="T4">"X"</text:span></text:p>
      <text:p text:style-name="P1"><text:span text:style-name="T1">let</text:span> <text:span text:style-name="T2">winArr</text:span> <text:span text:style-name="T3">=</text:span> []</text:p>
      <text:p text:style-name="P3">// </text:p>
      <text:p text:style-name="P1"><text:span text:style-name="T1">let</text:span> <text:span text:style-name="T2">winner</text:span> <text:span text:style-name="T3">=</text:span> <text:span text:style-name="T4">""</text:span></text:p>
      <text:p text:style-name="P1"><text:span text:style-name="T1">let</text:span> <text:span text:style-name="T2">gameOver</text:span> <text:span text:style-name="T3">=</text:span> <text:span text:style-name="T1">false</text:span></text:p>
      <text:p text:style-name="P3">// Add two var</text:p>
      <text:p text:style-name="P1"><text:span text:style-name="T2">boardArr</text:span> <text:span text:style-name="T3">=</text:span>[</text:p>
      <text:p text:style-name="P1"><text:span text:style-name="T4">"0"</text:span>,<text:span text:style-name="T4">"1"</text:span>,<text:span text:style-name="T4">"2"</text:span>,</text:p>
      <text:p text:style-name="P1"><text:span text:style-name="T4">"3"</text:span>,<text:span text:style-name="T4">"4"</text:span>,<text:span text:style-name="T4">"5"</text:span>, </text:p>
      <text:p text:style-name="P1"><text:span text:style-name="T4">"6"</text:span>,<text:span text:style-name="T4">"7"</text:span>,<text:span text:style-name="T4">"8"</text:span>,</text:p>
      <text:p text:style-name="P4"/>
      <text:p text:style-name="P1">]</text:p>
      <text:p text:style-name="P1"><text:span text:style-name="T2">pcArr</text:span> <text:span text:style-name="T3">=</text:span> [</text:p>
      <text:p text:style-name="P1"><text:span text:style-name="T5">0</text:span>,<text:span text:style-name="T5">1</text:span>,<text:span text:style-name="T5">2</text:span>,<text:span text:style-name="T5">3</text:span>,<text:span text:style-name="T5">4</text:span>,<text:span text:style-name="T5">5</text:span>,<text:span text:style-name="T5">6</text:span>,<text:span text:style-name="T5">7</text:span>,<text:span text:style-name="T5">8</text:span></text:p>
      <text:p text:style-name="P1">]</text:p>
      <text:p text:style-name="P3">// ran num based on arr leng. </text:p>
      <text:p text:style-name="P4"/>
      <text:p text:style-name="P1"><text:span text:style-name="T1">const</text:span> <text:span text:style-name="T6">WinObj</text:span><text:span text:style-name="T3">=</text:span>{</text:p>
      <text:p text:style-name="P1"><text:span text:style-name="T5">0</text:span><text:span text:style-name="T2">:</text:span> [</text:p>
      <text:p text:style-name="P1">[<text:span text:style-name="T5">0</text:span>,<text:span text:style-name="T5">1</text:span>,<text:span text:style-name="T5">2</text:span>],</text:p>
      <text:p text:style-name="P1">[<text:span text:style-name="T5">0</text:span>,<text:span text:style-name="T5">3</text:span>,<text:span text:style-name="T5">6</text:span>],</text:p>
      <text:p text:style-name="P1">[<text:span text:style-name="T5">0</text:span>,<text:span text:style-name="T5">4</text:span>,<text:span text:style-name="T5">8</text:span>]],</text:p>
      <text:p text:style-name="P1"><text:span text:style-name="T5">1</text:span><text:span text:style-name="T2">:</text:span> [</text:p>
      <text:p text:style-name="P1">[<text:span text:style-name="T5">1</text:span>,<text:span text:style-name="T5">0</text:span>,<text:span text:style-name="T5">2</text:span>],</text:p>
      <text:p text:style-name="P1">[<text:span text:style-name="T5">1</text:span>,<text:span text:style-name="T5">4</text:span>,<text:span text:style-name="T5">7</text:span>]],</text:p>
      <text:p text:style-name="P1"><text:span text:style-name="T5">2</text:span><text:span text:style-name="T2">:</text:span> [</text:p>
      <text:p text:style-name="P1">[<text:span text:style-name="T5">2</text:span>,<text:span text:style-name="T5">1</text:span>,<text:span text:style-name="T5">0</text:span>],</text:p>
      <text:p text:style-name="P1">[<text:span text:style-name="T5">2</text:span>,<text:span text:style-name="T5">5</text:span>,<text:span text:style-name="T5">8</text:span>],</text:p>
      <text:p text:style-name="P1">[<text:span text:style-name="T5">2</text:span>,<text:span text:style-name="T5">4</text:span>,<text:span text:style-name="T5">6</text:span>]],</text:p>
      <text:p text:style-name="P1"><text:span text:style-name="T5">3</text:span><text:span text:style-name="T2">:</text:span> [</text:p>
      <text:p text:style-name="P1">[<text:span text:style-name="T5">3</text:span>,<text:span text:style-name="T5">0</text:span>,<text:span text:style-name="T5">6</text:span>],</text:p>
      <text:p text:style-name="P1">[<text:span text:style-name="T5">3</text:span>,<text:span text:style-name="T5">4</text:span>,<text:span text:style-name="T5">5</text:span>]],</text:p>
      <text:p text:style-name="P1"><text:span text:style-name="T5">4</text:span><text:span text:style-name="T2">:</text:span> [</text:p>
      <text:p text:style-name="P1">[<text:span text:style-name="T5">4</text:span>,<text:span text:style-name="T5">1</text:span>,<text:span text:style-name="T5">7</text:span>],</text:p>
      <text:p text:style-name="P1">[<text:span text:style-name="T5">4</text:span>,<text:span text:style-name="T5">3</text:span>,<text:span text:style-name="T5">5</text:span>],</text:p>
      <text:p text:style-name="P1">[<text:span text:style-name="T5">4</text:span>,<text:span text:style-name="T5">0</text:span>,<text:span text:style-name="T5">8</text:span>],</text:p>
      <text:p text:style-name="P1">[<text:span text:style-name="T5">4</text:span>,<text:span text:style-name="T5">2</text:span>,<text:span text:style-name="T5">6</text:span>]],</text:p>
      <text:p text:style-name="P1"><text:span text:style-name="T5">5</text:span><text:span text:style-name="T2">:</text:span> [</text:p>
      <text:p text:style-name="P1">[<text:span text:style-name="T5">5</text:span>,<text:span text:style-name="T5">2</text:span>,<text:span text:style-name="T5">8</text:span>],</text:p>
      <text:p text:style-name="P1">[<text:span text:style-name="T5">5</text:span>,<text:span text:style-name="T5">3</text:span>,<text:span text:style-name="T5">4</text:span>]],</text:p>
      <text:p text:style-name="P1"><text:span text:style-name="T5">6</text:span><text:span text:style-name="T2">:</text:span> [</text:p>
      <text:p text:style-name="P1">[<text:span text:style-name="T5">6</text:span>,<text:span text:style-name="T5">3</text:span>,<text:span text:style-name="T5">0</text:span>],</text:p>
      <text:p text:style-name="P1">[<text:span text:style-name="T5">6</text:span>,<text:span text:style-name="T5">7</text:span>,<text:span text:style-name="T5">8</text:span>],</text:p>
      <text:p text:style-name="P1">[<text:span text:style-name="T5">6</text:span>,<text:span text:style-name="T5">4</text:span>,<text:span text:style-name="T5">2</text:span>]],</text:p>
      <text:p text:style-name="P1"><text:span text:style-name="T5">7</text:span><text:span text:style-name="T2">:</text:span> [</text:p>
      <text:p text:style-name="P1">[<text:span text:style-name="T5">7</text:span>,<text:span text:style-name="T5">1</text:span>,<text:span text:style-name="T5">4</text:span>],</text:p>
      <text:p text:style-name="P1">[<text:span text:style-name="T5">7</text:span>,<text:span text:style-name="T5">6</text:span>,<text:span text:style-name="T5">8</text:span>]],</text:p>
      <text:p text:style-name="P1"><text:span text:style-name="T5">8</text:span><text:span text:style-name="T2">:</text:span> [</text:p>
      <text:p text:style-name="P1">[<text:span text:style-name="T5">8</text:span>,<text:span text:style-name="T5">2</text:span>,<text:span text:style-name="T5">5</text:span>],</text:p>
      <text:p text:style-name="P1">[<text:span text:style-name="T5">8</text:span>,<text:span text:style-name="T5">6</text:span>,<text:span text:style-name="T5">7</text:span>],</text:p>
      <text:p text:style-name="P1"><text:soft-page-break/>[<text:span text:style-name="T5">8</text:span>,<text:span text:style-name="T5">0</text:span>,<text:span text:style-name="T5">4</text:span>]]</text:p>
      <text:p text:style-name="P1">}</text:p>
      <text:p text:style-name="P4"/>
      <text:p text:style-name="P1"><text:span text:style-name="T1">const</text:span> <text:span text:style-name="T7">place</text:span> <text:span text:style-name="T3">=</text:span> (<text:span text:style-name="T2">num</text:span>)<text:span text:style-name="T1">=&gt;</text:span>{</text:p>
      <text:p text:style-name="P1"><text:span text:style-name="T2">boardArr</text:span>[<text:span text:style-name="T2">num</text:span>]<text:span text:style-name="T3">=</text:span> <text:span text:style-name="T2">symbol</text:span></text:p>
      <text:p text:style-name="P1"><text:span text:style-name="T1">let</text:span> <text:span text:style-name="T2">i</text:span> <text:span text:style-name="T3">=</text:span> <text:span text:style-name="T2">pcArr</text:span>.<text:span text:style-name="T7">indexOf</text:span>(<text:span text:style-name="T2">num</text:span>)</text:p>
      <text:p text:style-name="P1"><text:span text:style-name="T2">pcArr</text:span>.<text:span text:style-name="T7">splice</text:span>(<text:span text:style-name="T2">i</text:span>,<text:span text:style-name="T5">1</text:span>)</text:p>
      <text:p text:style-name="P1"><text:span text:style-name="T6">boardDiv</text:span>.<text:span text:style-name="T6">children</text:span>[<text:span text:style-name="T2">num</text:span>].<text:span text:style-name="T2">textContent</text:span><text:span text:style-name="T3">=</text:span><text:span text:style-name="T2">symbol</text:span></text:p>
      <text:p text:style-name="P3">// </text:p>
      <text:p text:style-name="P1"><text:span text:style-name="T1">let</text:span> <text:span text:style-name="T2">canContinue</text:span> <text:span text:style-name="T3">=</text:span><text:span text:style-name="T7">checkWin</text:span>(<text:span text:style-name="T2">num</text:span>)</text:p>
      <text:p text:style-name="P4"/>
      <text:p text:style-name="P1"><text:span text:style-name="T8">if</text:span>(<text:span text:style-name="T2">canContinue</text:span>){</text:p>
      <text:p text:style-name="P4"/>
      <text:p text:style-name="P1"><text:span text:style-name="T8">if</text:span>(<text:span text:style-name="T2">symbol</text:span><text:span text:style-name="T3">==</text:span><text:span text:style-name="T4">"X"</text:span>){</text:p>
      <text:p text:style-name="P1"><text:span text:style-name="T2">symbol</text:span><text:span text:style-name="T3">=</text:span><text:span text:style-name="T4">"O"</text:span></text:p>
      <text:p text:style-name="P1"><text:span text:style-name="T1">let</text:span> <text:span text:style-name="T2">pcNum</text:span> <text:span text:style-name="T3">=</text:span> <text:span text:style-name="T2">Math</text:span>.<text:span text:style-name="T7">floor</text:span>(<text:span text:style-name="T2">Math</text:span>.<text:span text:style-name="T7">random</text:span>()<text:span text:style-name="T3">*</text:span><text:span text:style-name="T2">pcArr</text:span>.<text:span text:style-name="T2">length</text:span>)</text:p>
      <text:p text:style-name="P1"><text:span text:style-name="T1">let</text:span> <text:span text:style-name="T2">pcChoice</text:span> <text:span text:style-name="T3">=</text:span> <text:span text:style-name="T2">pcArr</text:span>[<text:span text:style-name="T2">pcNum</text:span>]</text:p>
      <text:p text:style-name="P1"><text:span text:style-name="T7">play</text:span>(<text:span text:style-name="T2">pcChoice</text:span>)</text:p>
      <text:p text:style-name="P1">}<text:span text:style-name="T8">else</text:span>{</text:p>
      <text:p text:style-name="P1"><text:span text:style-name="T2">symbol</text:span><text:span text:style-name="T3">=</text:span><text:span text:style-name="T4">"X"</text:span></text:p>
      <text:p text:style-name="P1">}</text:p>
      <text:p text:style-name="P4"/>
      <text:p text:style-name="P1">}<text:span text:style-name="T8">else</text:span>{</text:p>
      <text:p text:style-name="P1"><text:span text:style-name="T2">console</text:span>.<text:span text:style-name="T7">log</text:span>(<text:span text:style-name="T4">"Game Over"</text:span>)</text:p>
      <text:p text:style-name="P3">// Display winner</text:p>
      <text:p text:style-name="P1">}</text:p>
      <text:p text:style-name="P3">// </text:p>
      <text:p text:style-name="P1">}</text:p>
      <text:p text:style-name="P4"/>
      <text:p text:style-name="P1"><text:span text:style-name="T1">const</text:span> <text:span text:style-name="T7">checkWin</text:span> <text:span text:style-name="T3">=</text:span> (<text:span text:style-name="T2">num</text:span>)<text:span text:style-name="T1">=&gt;</text:span>{</text:p>
      <text:p text:style-name="P4"/>
      <text:p text:style-name="P3">// </text:p>
      <text:p text:style-name="P1"><text:span text:style-name="T2">winArr</text:span><text:span text:style-name="T3">=</text:span> []</text:p>
      <text:p text:style-name="P3">// </text:p>
      <text:p text:style-name="P1"><text:span text:style-name="T1">let</text:span> <text:span text:style-name="T2">obj</text:span> <text:span text:style-name="T3">=</text:span> <text:span text:style-name="T6">WinObj</text:span>[<text:span text:style-name="T2">num</text:span>]</text:p>
      <text:p text:style-name="P1"><text:span text:style-name="T8">for</text:span>(<text:span text:style-name="T1">let</text:span> <text:span text:style-name="T2">i</text:span> <text:span text:style-name="T3">=</text:span><text:span text:style-name="T5">0</text:span>;<text:span text:style-name="T2">i</text:span><text:span text:style-name="T3">&lt;</text:span><text:span text:style-name="T2">obj</text:span>.<text:span text:style-name="T2">length</text:span>;<text:span text:style-name="T2">i</text:span><text:span text:style-name="T3">++</text:span>){</text:p>
      <text:p text:style-name="P1"><text:span text:style-name="T1">let</text:span> <text:span text:style-name="T2">currentArr</text:span> <text:span text:style-name="T3">=</text:span> <text:span text:style-name="T2">obj</text:span>[<text:span text:style-name="T2">i</text:span>]</text:p>
      <text:p text:style-name="P3">// </text:p>
      <text:p text:style-name="P1"><text:span text:style-name="T1">let</text:span> <text:span text:style-name="T2">cellCounter</text:span> <text:span text:style-name="T3">=</text:span> <text:span text:style-name="T5">0</text:span></text:p>
      <text:p text:style-name="P3">// </text:p>
      <text:p text:style-name="P1"><text:span text:style-name="T8">for</text:span>(<text:span text:style-name="T1">let</text:span> <text:span text:style-name="T2">j</text:span> <text:span text:style-name="T3">=</text:span> <text:span text:style-name="T5">0</text:span>;<text:span text:style-name="T2">j</text:span><text:span text:style-name="T3">&lt;</text:span><text:span text:style-name="T2">currentArr</text:span>.<text:span text:style-name="T2">length</text:span>;<text:span text:style-name="T2">j</text:span><text:span text:style-name="T3">++</text:span>){</text:p>
      <text:p text:style-name="P1"><text:span text:style-name="T1">let</text:span> <text:span text:style-name="T2">currentCell</text:span> <text:span text:style-name="T3">=</text:span> <text:span text:style-name="T2">currentArr</text:span>[<text:span text:style-name="T2">j</text:span>]</text:p>
      <text:p text:style-name="P3">// </text:p>
      <text:p text:style-name="P1"><text:span text:style-name="T8">if</text:span>(<text:span text:style-name="T2">boardArr</text:span>[<text:span text:style-name="T2">currentCell</text:span>]<text:span text:style-name="T3">===</text:span><text:span text:style-name="T2">symbol</text:span>){</text:p>
      <text:p text:style-name="P4"/>
      <text:p text:style-name="P1"><text:span text:style-name="T2">cellCounter</text:span><text:span text:style-name="T3">+=</text:span><text:span text:style-name="T5">1</text:span></text:p>
      <text:p text:style-name="P4"/>
      <text:p text:style-name="P1">}</text:p>
      <text:p text:style-name="P1"><text:span text:style-name="T8">if</text:span>(<text:span text:style-name="T2">cellCounter</text:span><text:span text:style-name="T3">===</text:span><text:span text:style-name="T5">3</text:span>){</text:p>
      <text:p text:style-name="P1"><text:span text:style-name="T8">if</text:span>(<text:span text:style-name="T2">symbol</text:span><text:span text:style-name="T3">===</text:span><text:span text:style-name="T4">"X"</text:span>){</text:p>
      <text:p text:style-name="P1"><text:soft-page-break/><text:span text:style-name="T2">winner</text:span><text:span text:style-name="T3">=</text:span><text:span text:style-name="T4">"Player"</text:span></text:p>
      <text:p text:style-name="P1">}<text:span text:style-name="T8">else</text:span>{</text:p>
      <text:p text:style-name="P1"><text:span text:style-name="T2">winner</text:span><text:span text:style-name="T3">=</text:span><text:span text:style-name="T4">"PC"</text:span></text:p>
      <text:p text:style-name="P1">}</text:p>
      <text:p text:style-name="P1"><text:span text:style-name="T2">gameOver</text:span><text:span text:style-name="T3">=</text:span><text:span text:style-name="T1">true</text:span></text:p>
      <text:p text:style-name="P1"><text:span text:style-name="T8">return</text:span> <text:span text:style-name="T1">false</text:span></text:p>
      <text:p text:style-name="P1">}<text:span text:style-name="T8">else</text:span>{</text:p>
      <text:p text:style-name="P1"><text:span text:style-name="T2">winArr</text:span>.<text:span text:style-name="T7">push</text:span>(<text:span text:style-name="T4">"l"</text:span>)</text:p>
      <text:p text:style-name="P1"><text:span text:style-name="T8">if</text:span>(<text:span text:style-name="T2">winArr</text:span>.<text:span text:style-name="T2">length</text:span><text:span text:style-name="T3">==</text:span><text:span text:style-name="T2">obj</text:span>.<text:span text:style-name="T2">length</text:span><text:span text:style-name="T3">*</text:span><text:span text:style-name="T5">3</text:span>){</text:p>
      <text:p text:style-name="P4"/>
      <text:p text:style-name="P1"><text:span text:style-name="T8">return</text:span> <text:span text:style-name="T1">true</text:span></text:p>
      <text:p text:style-name="P1">}</text:p>
      <text:p text:style-name="P1">}</text:p>
      <text:p text:style-name="P1">} </text:p>
      <text:p text:style-name="P3">// </text:p>
      <text:p text:style-name="P1">}</text:p>
      <text:p text:style-name="P4"/>
      <text:p text:style-name="P1">}</text:p>
      <text:p text:style-name="P4"/>
      <text:p text:style-name="P1"><text:span text:style-name="T1">const</text:span> <text:span text:style-name="T7">play</text:span> <text:span text:style-name="T3">=</text:span> (<text:span text:style-name="T2">num</text:span>)<text:span text:style-name="T1">=&gt;</text:span>{</text:p>
      <text:p text:style-name="P5"/>
      <text:p text:style-name="P1"><text:span text:style-name="T8">if</text:span>(<text:span text:style-name="T2">boardArr</text:span>[<text:span text:style-name="T2">num</text:span>]<text:span text:style-name="T3">==</text:span><text:span text:style-name="T4">"X"</text:span><text:span text:style-name="T3">||</text:span><text:span text:style-name="T2">boardArr</text:span>[<text:span text:style-name="T2">num</text:span>]<text:span text:style-name="T3">==</text:span><text:span text:style-name="T4">"O"</text:span>){</text:p>
      <text:p text:style-name="P4"/>
      <text:p text:style-name="P1">}<text:span text:style-name="T8">else</text:span>{</text:p>
      <text:p text:style-name="P1"><text:span text:style-name="T7">place</text:span>(<text:span text:style-name="T2">num</text:span>)</text:p>
      <text:p text:style-name="P4"/>
      <text:p text:style-name="P3">// boardArr[num] = symbol</text:p>
      <text:p text:style-name="P3">// evillNess</text:p>
      <text:p text:style-name="P4"/>
      <text:p text:style-name="P1"><text:span text:style-name="T1">let</text:span> <text:span text:style-name="T2">i</text:span> </text:p>
      <text:p text:style-name="P4"/>
      <text:p text:style-name="P3">// not finished with this psrt</text:p>
      <text:p text:style-name="P1">}</text:p>
      <text:p text:style-name="P6"/>
      <text:p text:style-name="P3">// check this whole part</text:p>
      <text:p text:style-name="P3">// if(won){</text:p>
      <text:p text:style-name="P3">// alert(symbol + " wins!")</text:p>
      <text:p text:style-name="P3">// resetBoard()</text:p>
      <text:p text:style-name="P3">// return</text:p>
      <text:p text:style-name="P3">// }</text:p>
      <text:p text:style-name="P4"/>
      <text:p text:style-name="P3">// if(pcArr.length==0){</text:p>
      <text:p text:style-name="P3">// alert("Draw!")</text:p>
      <text:p text:style-name="P3">// resetBoard()</text:p>
      <text:p text:style-name="P3">// return</text:p>
      <text:p text:style-name="P4"/>
      <text:p text:style-name="P3">// if(symbol=="X"){</text:p>
      <text:p text:style-name="P3">// symbol="O"</text:p>
      <text:p text:style-name="P3">// pcTurn()</text:p>
      <text:p text:style-name="P3"><text:soft-page-break/>// }else{</text:p>
      <text:p text:style-name="P3">// symbol="X"</text:p>
      <text:p text:style-name="P3">// }</text:p>
      <text:p text:style-name="P3">// }</text:p>
      <text:p text:style-name="P1">}</text:p>
      <text:p text:style-name="P3">// 0. Check whose turn it is.</text:p>
      <text:p text:style-name="P3">// 1. check if player can place.</text:p>
      <text:p text:style-name="P3">// 2. update boardArr with x or o </text:p>
      <text:p text:style-name="P3">// 3. Check if win</text:p>
      <text:p text:style-name="P3">// 4. if not win pc choice</text:p>
      <text:p text:style-name="P3">// random square select.</text:p>
      <text:p text:style-name="P3">// 5. run sequence from step 2.</text:p>
      <text:p text:style-name="P4"/>
      <text:p text:style-name="P3">// NB zero index HTML</text:p>
      <text:p text:style-name="P1"><text:span text:style-name="T1">const</text:span> <text:span text:style-name="T6">boardDiv</text:span> <text:span text:style-name="T3">=</text:span> <text:span text:style-name="T2">document</text:span>.<text:span text:style-name="T7">getElementById</text:span>(<text:span text:style-name="T4">"board"</text:span>)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5T20:18:44.554886223</meta:creation-date>
    <dc:date>2025-10-25T20:19:21.260778061</dc:date>
    <meta:editing-duration>PT37S</meta:editing-duration>
    <meta:editing-cycles>1</meta:editing-cycles>
    <meta:document-statistic meta:table-count="0" meta:image-count="0" meta:object-count="0" meta:page-count="4" meta:paragraph-count="142" meta:word-count="298" meta:character-count="1881" meta:non-whitespace-character-count="1711"/>
    <meta:generator>LibreOffice/24.2.7.2$Linux_X86_64 LibreOffice_project/420$Build-2</meta:generator>
  </office:meta>
</office:document-meta>
</file>